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6.5cm" svg:height="5.5cm" svg:x="0.269cm" svg:y="0cm">
          <text:p/>
        </draw:rect>
        <draw:rect draw:style-name="gr2" draw:text-style-name="P1" draw:layer="layout" svg:width="5.5cm" svg:height="2cm" svg:x="0.269cm" svg:y="2cm">
          <text:p text:style-name="P1">glfw</text:p>
        </draw:rect>
        <draw:rect draw:style-name="gr2" draw:text-style-name="P1" draw:layer="layout" svg:width="2.5cm" svg:height="1cm" svg:x="5.769cm" svg:y="2cm">
          <text:p text:style-name="P1">ftgl</text:p>
        </draw:rect>
        <draw:rect draw:style-name="gr2" draw:text-style-name="P1" draw:layer="layout" svg:width="2.5cm" svg:height="1cm" svg:x="5.769cm" svg:y="3cm">
          <text:p text:style-name="P1">freetype</text:p>
        </draw:rect>
        <draw:rect draw:style-name="gr2" draw:text-style-name="P1" draw:layer="layout" svg:width="3cm" svg:height="2cm" svg:x="8.269cm" svg:y="2cm">
          <text:p text:style-name="P1">glew</text:p>
        </draw:rect>
        <draw:rect draw:style-name="gr3" draw:text-style-name="P1" draw:layer="layout" svg:width="12cm" svg:height="1.5cm" svg:x="0.269cm" svg:y="4cm">
          <text:p text:style-name="P1">OpenGL</text:p>
        </draw:rect>
        <draw:rect draw:style-name="gr2" draw:text-style-name="P1" draw:layer="layout" svg:width="4.5cm" svg:height="1.5cm" svg:x="12.269cm" svg:y="4cm">
          <text:p text:style-name="P1">pthreads</text:p>
        </draw:rect>
        <draw:rect draw:style-name="gr2" draw:text-style-name="P1" draw:layer="layout" svg:width="4.5cm" svg:height="1.5cm" svg:x="0.269cm" svg:y="0.5cm">
          <text:p text:style-name="P1">WindowMng</text:p>
        </draw:rect>
        <draw:frame draw:style-name="gr4" draw:layer="layout" svg:width="4.5cm" svg:height="0.963cm" svg:x="11.507cm" svg:y="0.5cm">
          <draw:text-box>
            <text:p>ProcTerrai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cm" fo:page-height="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91cm" svg:x="1cm" svg:y="4.817cm" draw:page-number="1"/>
      <draw:page-thumbnail draw:layer="backgroundobjects" svg:width="8.999cm" svg:height="2.91cm" svg:x="1cm" svg:y="13.393cm"/>
      <draw:page-thumbnail draw:layer="backgroundobjects" svg:width="8.999cm" svg:height="2.91cm" svg:x="1cm" svg:y="21.969cm"/>
      <draw:page-thumbnail draw:layer="backgroundobjects" svg:width="8.999cm" svg:height="2.91cm" svg:x="11cm" svg:y="4.817cm"/>
      <draw:page-thumbnail draw:layer="backgroundobjects" svg:width="8.999cm" svg:height="2.91cm" svg:x="11cm" svg:y="13.393cm"/>
      <draw:page-thumbnail draw:layer="backgroundobjects" svg:width="8.999cm" svg:height="2.91cm" svg:x="11cm" svg:y="21.969cm"/>
    </style:handout-master>
    <style:master-page style:name="Default" style:page-layout-name="PM1" draw:style-name="Mdp1">
      <draw:frame presentation:style-name="Default-title" draw:layer="backgroundobjects" svg:width="15.299cm" svg:height="0.918cm" svg:x="0.847cm" svg:y="0.218cm" presentation:class="title" presentation:placeholder="true">
        <draw:text-box/>
      </draw:frame>
      <draw:frame presentation:style-name="Default-outline1" draw:layer="backgroundobjects" svg:width="15.299cm" svg:height="3.63cm" svg:x="0.847cm" svg:y="-3.767cm" presentation:class="outline" presentation:placeholder="true">
        <draw:text-box/>
      </draw:frame>
      <draw:frame presentation:style-name="Mpr1" draw:text-style-name="MP1" draw:layer="backgroundobjects" svg:width="3.96cm" svg:height="0.379cm" svg:x="0.847cm" svg:y="5.0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388cm" svg:height="0.379cm" svg:x="5.811cm" svg:y="5.0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96cm" svg:height="0.379cm" svg:x="12.186cm" svg:y="5.0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03:09.50</meta:creation-date>
    <meta:editing-duration>PT00H07M20S</meta:editing-duration>
    <meta:editing-cycles>4</meta:editing-cycles>
    <dc:date>2009-07-23T17:01:04.76</dc:date>
    <meta:generator>OpenOffice.org/3.1$Win32 OpenOffice.org_project/310m11$Build-9399</meta:generator>
    <meta:document-statistic meta:object-count="32"/>
  </office:meta>
</office:document-meta>
</file>